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5521in" style:rel-column-width="17294*"/>
    </style:style>
    <style:style style:name="MethodTable.B" style:family="table-column">
      <style:table-column-properties style:column-width="4.3292in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25in" style:rel-column-width="18107*"/>
    </style:style>
    <style:style style:name="Table1.B" style:family="table-column">
      <style:table-column-properties style:column-width="4.2563in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fo:padding="0.0382in" fo:border-left="0.05pt solid #0000ff" fo:border-right="none" fo:border-top="none" fo:border-bottom="0.05pt solid #ffffff"/>
    </style:style>
    <style:style style:name="Table1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1.A7" style:family="table-cell">
      <style:table-cell-properties fo:padding="0.0382in" fo:border-left="0.05pt solid #0000ff" fo:border-right="none" fo:border-top="none" fo:border-bottom="0.05pt solid #0000ff"/>
    </style:style>
    <style:style style:name="Table1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5521in" style:rel-column-width="17294*"/>
    </style:style>
    <style:style style:name="Table2.B" style:family="table-column">
      <style:table-column-properties style:column-width="4.3292in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fo:padding="0.0382in" fo:border-left="0.05pt solid #0000ff" fo:border-right="none" fo:border-top="none" fo:border-bottom="0.05pt solid #ffffff"/>
    </style:style>
    <style:style style:name="Table2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2.A5" style:family="table-cell">
      <style:table-cell-properties fo:padding="0.0382in" fo:border-left="0.05pt solid #0000ff" fo:border-right="none" fo:border-top="none" fo:border-bottom="0.05pt solid #0000ff"/>
    </style:style>
    <style:style style:name="Table2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Table5" style:family="table">
      <style:table-properties style:width="5.8813in" fo:margin-left="0.5146in" fo:margin-right="0.5292in" table:align="margins"/>
    </style:style>
    <style:style style:name="Table5.A" style:family="table-column">
      <style:table-column-properties style:column-width="1.5521in" style:rel-column-width="17294*"/>
    </style:style>
    <style:style style:name="Table5.B" style:family="table-column">
      <style:table-column-properties style:column-width="4.3292in" style:rel-column-width="48241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5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5.A2" style:family="table-cell">
      <style:table-cell-properties fo:padding="0.0382in" fo:border-left="0.05pt solid #0000ff" fo:border-right="none" fo:border-top="none" fo:border-bottom="0.05pt solid #ffffff"/>
    </style:style>
    <style:style style:name="Table5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5.A5" style:family="table-cell">
      <style:table-cell-properties fo:padding="0.0382in" fo:border-left="0.05pt solid #0000ff" fo:border-right="none" fo:border-top="none" fo:border-bottom="0.05pt solid #0000ff"/>
    </style:style>
    <style:style style:name="Table5.B5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Code_20_Listing">
      <style:text-properties fo:color="#000080"/>
    </style:style>
    <style:style style:name="P9" style:family="paragraph" style:parent-style-name="Standard">
      <style:text-properties officeooo:paragraph-rsid="000d3596"/>
    </style:style>
    <style:style style:name="P10" style:family="paragraph" style:parent-style-name="Class_20_Title" style:master-page-name="Standard">
      <style:paragraph-properties style:page-number="auto"/>
      <style:text-properties officeooo:rsid="000b6304" officeooo:paragraph-rsid="000b6304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Method_20_Body">
      <style:text-properties officeooo:paragraph-rsid="000d3596"/>
    </style:style>
    <style:style style:name="P1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0b6304" fo:background-color="#0000ff" style:font-weight-asian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rsid="000b6304" officeooo:paragraph-rsid="000d3596" fo:background-color="#0000ff" style:font-weight-asian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officeooo:paragraph-rsid="000d3596" fo:background-color="#0000ff" style:font-weight-asian="normal" style:font-weight-complex="bold"/>
    </style:style>
    <style:style style:name="P19" style:family="paragraph" style:parent-style-name="Table_20_Contents">
      <style:text-properties officeooo:paragraph-rsid="000d3596"/>
    </style:style>
    <style:style style:name="P20" style:family="paragraph" style:parent-style-name="Table_20_Contents">
      <style:text-properties fo:font-size="11pt" fo:font-weight="bold" officeooo:paragraph-rsid="000d3596" fo:background-color="transparent" style:font-size-asian="11pt" style:font-weight-asian="bold" style:font-size-complex="11pt" style:font-weight-complex="bold"/>
    </style:style>
    <style:style style:name="P21" style:family="paragraph" style:parent-style-name="Method_20_Table_20_Description">
      <style:text-properties officeooo:paragraph-rsid="000d3596"/>
    </style:style>
    <style:style style:name="P22" style:family="paragraph" style:parent-style-name="Method_20_Listing_20_Title">
      <style:paragraph-properties fo:margin-left="0in" fo:margin-right="0in" fo:text-indent="0in" style:auto-text-indent="false"/>
      <style:text-properties officeooo:paragraph-rsid="000d3596"/>
    </style:style>
    <style:style style:name="P23" style:family="paragraph" style:parent-style-name="Method_20_Listing_20_Title">
      <style:paragraph-properties fo:break-before="page"/>
      <style:text-properties officeooo:paragraph-rsid="000d35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304" style:font-weight-asian="bold" style:font-weight-complex="bold"/>
    </style:style>
    <style:style style:name="T3" style:family="text">
      <style:text-properties style:text-underline-style="none" style:font-name-asian="Monospace" style:font-name-complex="Monospace"/>
    </style:style>
    <style:style style:name="T4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5" style:family="text">
      <style:text-properties fo:color="#000080" style:text-underline-style="none" style:font-name-asian="Monospace" style:font-name-complex="Monospace"/>
    </style:style>
    <style:style style:name="T6" style:family="text">
      <style:text-properties officeooo:rsid="000b6304"/>
    </style:style>
    <style:style style:name="T7" style:family="text">
      <style:text-properties fo:font-style="italic" fo:font-weight="bold" officeooo:rsid="000b6304" style:font-style-asian="italic" style:font-weight-asian="bold" style:font-style-complex="italic" style:font-weight-complex="bold"/>
    </style:style>
    <style:style style:name="T8" style:family="text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T9" style:family="text">
      <style:text-properties officeooo:rsid="000d35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jackAudioControl\AudioConfig</text:h>
      <text:p text:style-name="P3"/>
      <text:p text:style-name="Class_20_Description">The <text:span text:style-name="T2">jackAudioControl\AudioConfig</text:span> class <text:span text:style-name="T6">process the configuration commands in the Audio Group.</text:span></text:p>
      <text:p text:style-name="Method_20_Body"/>
      <text:h text:style-name="P11" text:outline-level="2">Design criteria and considerations</text:h>
      <text:p text:style-name="P2"/>
      <text:p text:style-name="Criteria_20_Body">Among the design considerations for the <text:span text:style-name="Class_20_Variables"><text:span text:style-name="T6">jackAudio\AudioConfig</text:span></text:span> class are:</text:p>
      <text:p text:style-name="Criteria_20_Body"/>
      <text:list xml:id="list3008357425433787266" text:style-name="L1">
        <text:list-item>
          <text:p text:style-name="P12">The <text:span text:style-name="T7">jackAudioControl</text:span><text:span text:style-name="Class_20_Variables">\Exception</text:span> class <text:span text:style-name="T6">is used to provide exception processing</text:span>;</text:p>
        </text:list-item>
        <text:list-item>
          <text:p text:style-name="P12"/>
        </text:list-item>
      </text:list>
      <text:p text:style-name="Criteria_20_Body"/>
      <text:p text:style-name="P19"><text:span text:style-name="T8"/></text:p>
      <text:h text:style-name="P23" text:outline-level="4">Class Properties</text:h>
      <text:p text:style-name="P15"/>
      <text:p text:style-name="P15">The <text:span text:style-name="Class_20_Variables"><text:span text:style-name="T9">jackAudioControl\AudioConfig</text:span></text:span> class <text:span text:style-name="T9">defines</text:span> the following class properties:</text:p>
      <text:p text:style-name="P1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Property</text:p>
          </table:table-cell>
          <table:table-cell table:style-name="Table5.B1" office:value-type="string">
            <text:p text:style-name="P18">Description</text:p>
          </table:table-cell>
        </table:table-row>
        <table:table-row>
          <table:table-cell table:style-name="Table5.A2" office:value-type="string">
            <text:p text:style-name="P20">$message</text:p>
          </table:table-cell>
          <table:table-cell table:style-name="Table5.B2" office:value-type="string">
            <text:p text:style-name="P21">Exception message</text:p>
          </table:table-cell>
        </table:table-row>
        <table:table-row>
          <table:table-cell table:style-name="Table5.A2" office:value-type="string">
            <text:p text:style-name="P20">$code</text:p>
          </table:table-cell>
          <table:table-cell table:style-name="Table5.B2" office:value-type="string">
            <text:p text:style-name="P21">Exception code</text:p>
          </table:table-cell>
        </table:table-row>
        <table:table-row>
          <table:table-cell table:style-name="Table5.A2" office:value-type="string">
            <text:p text:style-name="P20">$file</text:p>
          </table:table-cell>
          <table:table-cell table:style-name="Table5.B2" office:value-type="string">
            <text:p text:style-name="P21">Source file</text:p>
          </table:table-cell>
        </table:table-row>
        <table:table-row>
          <table:table-cell table:style-name="Table5.A5" office:value-type="string">
            <text:p text:style-name="P20">$line</text:p>
          </table:table-cell>
          <table:table-cell table:style-name="Table5.B5" office:value-type="string">
            <text:p text:style-name="P21">Exception line number</text:p>
          </table:table-cell>
        </table:table-row>
      </table:table>
      <text:p text:style-name="P9"/>
      <text:p text:style-name="P9"/>
      <text:h text:style-name="P22" text:outline-level="4">Class Methods</text:h>
      <text:p text:style-name="Method_20_Body"/>
      <text:p text:style-name="Method_20_Body">The <text:span text:style-name="Class_20_Variables">Url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5">Method</text:p>
          </table:table-cell>
          <table:table-cell table:style-name="MethodTable.B1" office:value-type="string">
            <text:p text:style-name="P5">Description</text:p>
          </table:table-cell>
        </table:table-row>
        <table:table-row>
          <table:table-cell table:style-name="MethodTable.A2" office:value-type="string">
            <text:p text:style-name="P6"><text:a xlink:type="simple" xlink:href="#__construct" text:style-name="Internet_20_link" text:visited-style-name="Visited_20_Internet_20_Link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Url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Method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7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7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7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7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7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7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Url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perty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7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7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7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7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><text:soft-page-break/></text:p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Url\Exception</text:span> class functionality is provided by the parent class. <text:s/>Refer to the PHP user guide for further information.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The <text:span text:style-name="Class_20_Variables">Url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Parameter</text:p>
          </table:table-cell>
          <table:table-cell table:style-name="Table3.B1" office:value-type="string">
            <text:p text:style-name="P5">Description</text:p>
          </table:table-cell>
        </table:table-row>
        <table:table-row>
          <table:table-cell table:style-name="Table3.A2" office:value-type="string">
            <text:p text:style-name="P7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Parameter</text:p>
          </table:table-cell>
          <table:table-cell table:style-name="Table4.B1" office:value-type="string">
            <text:p text:style-name="P5">Description</text:p>
          </table:table-cell>
        </table:table-row>
        <table:table-row>
          <table:table-cell table:style-name="Table4.A2" office:value-type="string">
            <text:p text:style-name="P7">$code</text:p>
          </table:table-cell>
          <table:table-cell table:style-name="Table4.B3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7">$previous</text:p>
          </table:table-cell>
          <table:table-cell table:style-name="Table4.B3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3">The </text:span><text:span text:style-name="Class_20_Variables"><text:span text:style-name="T4">$message</text:span></text:span><text:span text:style-name="T3">, </text:span><text:span text:style-name="Class_20_Variables"><text:span text:style-name="T4">$code</text:span></text:span><text:span text:style-name="T5"> </text:span><text:span text:style-name="T3">and </text:span><text:span text:style-name="Class_20_Variables"><text:span text:style-name="T4">$previous</text:span></text:span><text:span text:style-name="T3"> values are passed on to the </text:span><text:span text:style-name="Class_20_Variables"><text:span text:style-name="T3">Library\Exception</text:span></text:span><text:span text:style-name="T3"> class.</text:span></text:p>
      <text:p text:style-name="Method_20_Body"/>
      <text:p text:style-name="Method_20_Body"/>
      <text:h text:style-name="P13" text:outline-level="3">Source Listing</text:h>
      <text:p text:style-name="Method_20_Body"/>
      <text:p text:style-name="P8">&lt;?php</text:p>
      <text:p text:style-name="P8">namespace Library\Url;</text:p>
      <text:p text:style-name="P8"/>
      <text:p text:style-name="P8">/*</text:p>
      <text:p text:style-name="P8"><text:s/>* <text:tab/><text:tab/>Url\Exception is copyright © 2012. EarthWalk Software.</text:p>
      <text:p text:style-name="P8"><text:s/>* <text:tab/><text:tab/>Licensed under the Academic Free License version 3.0</text:p>
      <text:p text:style-name="P8"><text:s/>* <text:tab/><text:tab/>Refer to the file named License.txt provided with the source, </text:p>
      <text:p text:style-name="P8"><text:s/>*<text:tab/><text:tab/><text:tab/>or from http://opensource.org/licenses/academic.php</text:p>
      <text:p text:style-name="P8"><text:s/>*/</text:p>
      <text:p text:style-name="P8">/**</text:p>
      <text:p text:style-name="P8"><text:s/>* Exception.</text:p>
      <text:p text:style-name="P8"><text:s/>*</text:p>
      <text:p text:style-name="P8"><text:s/>* The <text:span text:style-name="T1">Url\Exception</text:span> class extends the <text:span text:style-name="T1">Exception</text:span> base-class.</text:p>
      <text:p text:style-name="P8"><text:s/>* @author Jay Wheeler.</text:p>
      <text:p text:style-name="P8"><text:s/>* @version 1.0</text:p>
      <text:p text:style-name="P8"><text:s/>* @copyright © 2012. EarthWalk Software.</text:p>
      <text:p text:style-name="P8"><text:s/>* @license Licensed under the Academic Free License version 3.0</text:p>
      <text:p text:style-name="P8"><text:s/>* @package Library</text:p>
      <text:p text:style-name="P8"><text:s/>* @subpackage Url</text:p>
      <text:p text:style-name="P8"><text:s/>*/</text:p>
      <text:p text:style-name="P8"/>
      <text:p text:style-name="P8">class Exception extends \Library\Exception</text:p>
      <text:p text:style-name="P8">{</text:p>
      <text:p text:style-name="P8"><text:tab/>/**</text:p>
      <text:p text:style-name="P8"><text:tab/> * __construct</text:p>
      <text:p text:style-name="P8"><text:tab/> *</text:p>
      <text:p text:style-name="P8"><text:tab/> * Create an exception object instance</text:p>
      <text:p text:style-name="P8"><text:tab/> * @param string $message <text:s text:c="6"/>= message to send</text:p>
      <text:p text:style-name="P8"><text:tab/> * @param integer $code <text:s text:c="10"/>= exception code</text:p>
      <text:p text:style-name="P8"><text:tab/> * @param Exception $previous = (optional) previous exception</text:p>
      <text:p text:style-name="P8"><text:tab/> * @return Exception object instance</text:p>
      <text:p text:style-name="P8"><text:tab/> */</text:p>
      <text:p text:style-name="P8"><text:tab/>public function __construct($message, $code=0, Exception $previous=null)</text:p>
      <text:p text:style-name="P8"><text:tab/>{</text:p>
      <text:p text:style-name="P8"><text:tab/><text:tab/>parent::__construct($message, (int)$code, $previous);</text:p>
      <text:p text:style-name="P8"><text:tab/>}</text:p>
      <text:p text:style-name="P8"/>
      <text:p text:style-name="P8">}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Url\Exception<text:tab/><text:tab/><text:page-number text:select-page="current">5</text:page-number><text:tab/><text:tab/><text:tab/><text:tab/><text:tab/><text:date style:data-style-name="N76" text:date-value="2015-02-18T20:12:11.697418866">February 18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11:48:32</meta:creation-date>
    <dc:title>Class Documentation</dc:title>
    <meta:editing-duration>PT1H47M39S</meta:editing-duration>
    <meta:editing-cycles>21</meta:editing-cycles>
    <meta:generator>LibreOffice/4.3.5.2.0$Linux_X86_64 LibreOffice_project/430$Build-2</meta:generator>
    <meta:initial-creator>Jay Wheeler</meta:initial-creator>
    <dc:date>2015-02-18T20:12:11.576697920</dc:date>
    <meta:document-statistic meta:table-count="6" meta:image-count="0" meta:object-count="0" meta:page-count="5" meta:paragraph-count="117" meta:word-count="446" meta:character-count="3320" meta:non-whitespace-character-count="2904"/>
    <meta:template xlink:type="simple" xlink:actuate="onRequest" xlink:title="Class Documentation" xlink:href="../../../PHPProjectLibrary/Documentation/Class/Class%20Documentation.ott" meta:date="2012-06-02T16:17:56"/>
  </office:meta>
</office:document-meta>
</file>